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ad0" officeooo:paragraph-rsid="00026ad0"/>
    </style:style>
    <style:style style:name="P2" style:family="paragraph" style:parent-style-name="Standard">
      <style:text-properties officeooo:rsid="0002b733" officeooo:paragraph-rsid="0002b733"/>
    </style:style>
    <style:style style:name="P3" style:family="paragraph" style:parent-style-name="Standard">
      <style:text-properties officeooo:rsid="00040d16" officeooo:paragraph-rsid="00040d16"/>
    </style:style>
    <style:style style:name="T1" style:family="text">
      <style:text-properties officeooo:rsid="00050829"/>
    </style:style>
    <style:style style:name="T2" style:family="text">
      <style:text-properties officeooo:rsid="000554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d:ubicarme en un directorio</text:p>
      <text:p text:style-name="P3">cd..:es para devolverse de la carpa</text:p>
      <text:p text:style-name="P2">cp:copiar de una ubicación a otras</text:p>
      <text:p text:style-name="P1">Rm:eliminar</text:p>
      <text:p text:style-name="P1">ls:mostrar todos los archivos carpetas</text:p>
      <text:p text:style-name="P1">mkdir:crear diretorio de la carpeta</text:p>
      <text:p text:style-name="P1">mv:mover o cambiar el nombre de uno o mas archivos </text:p>
      <text:p text:style-name="P1">clear: borrar textosy simbolo de la consola</text:p>
      <text:p text:style-name="P1">pwd:ructa actual donde nos encontramos</text:p>
      <text:p text:style-name="P1">../:<text:span text:style-name="T2">para devolverse de la carpet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09:14:52.358414278</meta:creation-date>
    <dc:date>2016-06-02T11:17:07.319782325</dc:date>
    <meta:editing-duration>PT1H21M13S</meta:editing-duration>
    <meta:editing-cycles>3</meta:editing-cycles>
    <meta:generator>LibreOffice/5.1.2.2$Linux_X86_64 LibreOffice_project/10m0$Build-2</meta:generator>
    <meta:document-statistic meta:table-count="0" meta:image-count="0" meta:object-count="0" meta:page-count="1" meta:paragraph-count="10" meta:word-count="54" meta:character-count="347" meta:non-whitespace-character-count="301"/>
  </office:meta>
</office:document-meta>
</file>